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paragraph-properties fo:line-height="150%"/>
      <style:text-properties style:font-name="Times New Roman" fo:font-size="11pt" style:font-size-asian="11pt" style:font-size-complex="11pt"/>
    </style:style>
    <style:style style:name="P3" style:family="paragraph" style:parent-style-name="Preformatted_20_Text">
      <style:paragraph-properties fo:line-height="150%"/>
      <style:text-properties style:font-name="Times New Roman" fo:font-size="12pt" style:font-size-asian="12pt" style:font-size-complex="12pt"/>
    </style:style>
    <style:style style:name="P4" style:family="paragraph" style:parent-style-name="Preformatted_20_Text" style:list-style-name="L1">
      <style:paragraph-properties fo:line-height="150%"/>
      <style:text-properties style:font-name="Times New Roman" fo:font-size="12pt" style:font-size-asian="12pt" style:font-size-complex="12pt"/>
    </style:style>
    <style:style style:name="P5" style:family="paragraph" style:parent-style-name="Preformatted_20_Text" style:list-style-name="L2">
      <style:paragraph-properties fo:line-height="150%"/>
      <style:text-properties style:font-name="Times New Roman" fo:font-size="12pt" style:font-size-asian="12pt" style:font-size-complex="12pt"/>
    </style:style>
    <style:style style:name="P6" style:family="paragraph" style:parent-style-name="Preformatted_20_Text" style:list-style-name="L3">
      <style:paragraph-properties fo:line-height="150%"/>
      <style:text-properties style:font-name="Times New Roman" fo:font-size="12pt" style:font-size-asian="12pt" style:font-size-complex="12pt"/>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text:p>
      <text:p text:style-name="P1">Thomas Logan</text:p>
      <text:p text:style-name="P1"/>
      <text:p text:style-name="P1"><text:tab/>The goal of this masters thesis is to develop formal propositions and proofs of communication topologies in Concurrent ML[?] that have practical benefits towards performance in multiprocessor environments. <text:s/>We will develop a constraint-based static analysis that describes all the communications possible with varying precision. <text:s/>We will also define a small-step operational semantics for Concurrent ML and prove that our analysis is sound with respect to the semantics. <text:s/>Our propositions, proofs, and theorems will use Isabelle/HOL[?] as the formal language of reasoning. <text:s/>The proofs will be mechanically checked using Isabelle[?].</text:p>
      <text:p text:style-name="P1"><text:tab/>Concurrent programming languages provide linguistic features to specify any evaluation order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to allow arbitrary timing and let a scheduler find an execution order based on runtime conditions and policies of fairnes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to allow a wide range of evaluation order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The uniform mechanism is safer<text:note text:id="ftn1" text:note-class="footnote"><text:note-citation>1</text:note-citation><text:note-body><text:p text:style-name="P2">.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o either send data or receive data. <text:s/>A given channel can have multiple processes sending data on it and <text:soft-page-break/>multiple processes receiving data from it over the course of the program's execu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Channels known to have only one sender or one receiver can have lower communication costs than those with arbitrary number of senders and arbitrary number of receivers, since the cost of handling competing processes can be at least partially eliminated.</text:p>
      <text:p text:style-name="P1"><text:tab/>A static analysis that describes communication pattern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
      <text:p text:style-name="P1"><text:tab/>Our static analysis will describe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text:soft-page-break/>analysis. <text:s/>We will show that the static analysis is computable by demonstrating the existence of a computable function that takes any program as input and generates all sends and receives described by the analysis.</text:p>
      <text:p text:style-name="P1"><text:tab/>We will ensure the correctness of our results by constructing our analysis, semantics, and theorems in the formal language of Isabelle/HOL, which will enable mechanical verification. <text:s/>To aid the development of formal proofs, we will design the analysis as constraint-based, in terms of axioms and inference rules, in contrast to recursive functions. Additionally, to aid the scrutiny of the adequacy of our definitions and propositions, we will express our definitions and propositions, with the fewest number of structures necessary. <text:s/>Thus, efficiency of computation will be ignored.</text:p>
      <text:p text:style-name="P1"><text:s text:c="2"/></text:p>
      <text:p text:style-name="P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text:tab/>The algorithm proceeds in multiple steps that produce intermediate data structures, used for efficient lookup in the subsequent steps. <text:s/>It starts with a control-flow analysis that results in mappings from names or variables to abstract values, for functions, channels and other values. <text:s/>Relying on information from the mappings to abstract (or approximate) values, it constructs a control-flow graph that indicates the possible paths of execution via function application, channel communication, and process spawning.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text:tab/>Reppy and Xiao informally prove soundness of there analysis by showing that their analysis claims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ext:s/>Thus, in order to describe the relationship between the processes of static analysis and the operational semantics, the operational semantics is defined as stepping <text:s/>between sets of control paths paired with <text:soft-page-break/>terms. <text:s/>Divergent control paths are added whenever a new process is spawned.</text:p>
      <text:p text:style-name="P1"><text:tab/>The analysis developed for this thesis will be designed to aid formal proof rather than efficient computation. <text:s/>We will define our analysis as a set of constraints rather than as an algorithm. Additionally, we will not rely on intermediate map or graph structures to aid the efficiency of computation. <text:s/>Our analysis will be defined with the fewest judgements, inferences rules, and axioms necessary. <text:s/>In order to relate our analysis to the operational semantics, we will borrow the strategy of stepping between sets of control paths tied to terms.</text:p>
      <text:p text:style-name="P1"><text:tab/>A constraint-based control-flow analysis of System F by Fluet offers insight into how we might develop our analysis of communication topologies of Concurrent ML. <text:s/>The System F under analysis is restricted to a form that requires every abstraction and application to be bound to a variable. <text:s/>The restricted grammar allows the operational semantics to be defined not by stepping from a term to a simpler term, but instead by stepping from a term to a new term with a context for looking up previous terms via their binding variables. <text:s/>By avoiding simplification of terms in the operational semantics, it is possible to relate the abstract (approximate) values of the control-flow analysis to the values produced by the operational semantics, which in turn is relied on to prove flow soundness. <text:s/>Fluet also demonstrates that the constraint-based control-flow analysis is computable via interpretation as a regular-tree grammar, which can be decided by an algorithm.</text:p>
      <text:p text:style-name="P1"><text:tab/>The communication topology analysis by Reppy and Xiao, and the control-flow analysis by Fluet both demonstrate the importance of maintaining static information through the steps in operational semantics for the purpose of proving soundness. <text:s/>In this thesis work, we are interested in communication soundness, rather than flow soundness. <text:s/>Nevertheless, it may be useful to keep the static term information around and prove additional soundness theorems for debugging purposes, and to ensure adequacy of the theorems we prove successfully. <text:s/>Thus, we will incorporate the restricted grammar and the environment based semantics into this work. <text:s/>Additionally, the restricted grammar melds nicely with the control path semantics from Reppy and Xiao. <text:s/>Instead of defining additional syntax for program points of primitive operations, we can simply use the required variables of the restricted grammar to identify program points, and control paths will simply be sequences of variables.</text:p>
      <text:p text:style-name="P1"><text:tab/></text:p>
      <text:p text:style-name="P1"/>
      <text:p text:style-name="P1"/>
      <text:p text:style-name="P1"/>
      <text:p text:style-name="P1"/>
      <text:p text:style-name="P1"/>
      <text:p text:style-name="P1"><text:soft-page-break/></text:p>
      <text:p text:style-name="P1">****Logics in proof assistants by Paulson, Harrison, Gordon, Klein, Leroy, Chlipala etc****</text:p>
      <text:list xml:id="list241830784015053554" text:style-name="L1">
        <text:list-item>
          <text:p text:style-name="P4">competing systems: </text:p>
          <text:list>
            <text:list-item>
              <text:p text:style-name="P4">dependent vs simple</text:p>
            </text:list-item>
            <text:list-item>
              <text:p text:style-name="P4">CoC vs HOL</text:p>
            </text:list-item>
            <text:list-item>
              <text:p text:style-name="P4">proofs as terms vs proofs as meta-terms</text:p>
            </text:list-item>
            <text:list-item>
              <text:p text:style-name="P4">props/sets as types vs props/sets as terms</text:p>
            </text:list-item>
            <text:list-item>
              <text:p text:style-name="P4">types as terms vs types distinct from terms</text:p>
            </text:list-item>
            <text:list-item>
              <text:p text:style-name="P4">programming with dependent types: </text:p>
              <text:list>
                <text:list-item>
                  <text:p text:style-name="P4"><text:a xlink:type="simple" xlink:href="http://adam.chlipala.net/cpdt/cpdt.pdf" text:style-name="Internet_20_link" text:visited-style-name="Visited_20_Internet_20_Link">http://adam.chlipala.net/cpdt/cpdt.pdf</text:a></text:p>
                </text:list-item>
              </text:list>
            </text:list-item>
            <text:list-item>
              <text:p text:style-name="P4">simple theory of types: </text:p>
              <text:list>
                <text:list-item>
                  <text:p text:style-name="P4"><text:a xlink:type="simple" xlink:href="http://www.cl.cam.ac.uk/techreports/UCAM-CL-TR-175.pdf" text:style-name="Internet_20_link" text:visited-style-name="Visited_20_Internet_20_Link">http://www.cl.cam.ac.uk/techreports/UCAM-CL-TR-175.pdf</text:a></text:p>
                </text:list-item>
              </text:list>
            </text:list-item>
          </text:list>
        </text:list-item>
      </text:list>
      <text:p text:style-name="P1">****How this work relates to logics in proof assistants****</text:p>
      <text:p text:style-name="P1">****Future work****</text:p>
      <text:list xml:id="list1496622395587012640" text:style-name="L2">
        <text:list-item>
          <text:p text:style-name="P5">extend analysis to include events and choose combinator</text:p>
        </text:list-item>
        <text:list-item>
          <text:p text:style-name="P5">extend analysis to include sequence (TE) and pair (reagents) combinators.</text:p>
        </text:list-item>
        <text:list-item>
          <text:p text:style-name="P5">Implement topology recognition algorithm in MLton.</text:p>
        </text:list-item>
        <text:list-item>
          <text:p text:style-name="P5">Implement parallel processes in MLton. </text:p>
        </text:list-item>
        <text:list-item>
          <text:p text:style-name="P5">Implement specialized communication in MLton.</text:p>
        </text:list-item>
        <text:list-item>
          <text:p text:style-name="P5">Collect and analyze empirical data on communication overhead in MLton.</text:p>
        </text:list-item>
        <text:list-item>
          <text:p text:style-name="P5">Develop algorithm that dynamically finds optimal grouping of processes on available process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20T13:34:04</dc:date>
    <dc:creator>Thomas Logan</dc:creator>
    <meta:generator>OpenOffice/4.1.3$Unix OpenOffice.org_project/413m1$Build-9783</meta:generator>
    <meta:editing-duration>P11DT9H55M45S</meta:editing-duration>
    <meta:editing-cycles>80</meta:editing-cycles>
    <meta:document-statistic meta:table-count="0" meta:image-count="0" meta:object-count="0" meta:page-count="5" meta:paragraph-count="39" meta:word-count="1861" meta:character-count="12316"/>
  </office:meta>
</office:document-meta>
</file>